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172cm" svg:y="0cm">
            <draw:object draw:notify-on-update-of-ranges="Sheet1.A1:Sheet1.A151 Sheet1.B1:Sheet1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441" calcext:value-type="float">
            <text:p>0,031441</text:p>
          </table:table-cell>
          <table:table-cell table:style-name="Default" office:value-type="float" office:value="0.000495" calcext:value-type="float">
            <text:p>0,000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0.01833" calcext:value-type="float">
            <text:p>0,01833</text:p>
          </table:table-cell>
          <table:table-cell table:style-name="Default" office:value-type="float" office:value="0.000245" calcext:value-type="float">
            <text:p>0,000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0.01332" calcext:value-type="float">
            <text:p>0,01332</text:p>
          </table:table-cell>
          <table:table-cell table:style-name="Default" office:value-type="float" office:value="0.000242" calcext:value-type="float">
            <text:p>0,000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0.010596" calcext:value-type="float">
            <text:p>0,010596</text:p>
          </table:table-cell>
          <table:table-cell table:style-name="Default" office:value-type="float" office:value="0.000241" calcext:value-type="float">
            <text:p>0,000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0.0088621" calcext:value-type="float">
            <text:p>0,0088621</text:p>
          </table:table-cell>
          <table:table-cell table:style-name="Default" office:value-type="float" office:value="0.000235" calcext:value-type="float">
            <text:p>0,000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0.0076501" calcext:value-type="float">
            <text:p>0,0076501</text:p>
          </table:table-cell>
          <table:table-cell table:style-name="Default" office:value-type="float" office:value="0.000227" calcext:value-type="float">
            <text:p>0,000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0.0067501" calcext:value-type="float">
            <text:p>0,0067501</text:p>
          </table:table-cell>
          <table:table-cell table:style-name="Default" office:value-type="float" office:value="0.000218" calcext:value-type="float">
            <text:p>0,000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.0060511" calcext:value-type="float">
            <text:p>0,0060511</text:p>
          </table:table-cell>
          <table:table-cell table:style-name="Default" office:value-type="float" office:value="0.000209" calcext:value-type="float">
            <text:p>0,000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0.0054943" calcext:value-type="float">
            <text:p>0,0054943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.0050371" calcext:value-type="float">
            <text:p>0,0050371</text:p>
          </table:table-cell>
          <table:table-cell table:style-name="Default" office:value-type="float" office:value="0.000194" calcext:value-type="float">
            <text:p>0,000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.0046546" calcext:value-type="float">
            <text:p>0,0046546</text:p>
          </table:table-cell>
          <table:table-cell table:style-name="Default" office:value-type="float" office:value="0.000186" calcext:value-type="float">
            <text:p>0,000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.0043294" calcext:value-type="float">
            <text:p>0,0043294</text:p>
          </table:table-cell>
          <table:table-cell table:style-name="Default" office:value-type="float" office:value="0.00018" calcext:value-type="float">
            <text:p>0,00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.0040492" calcext:value-type="float">
            <text:p>0,0040492</text:p>
          </table:table-cell>
          <table:table-cell table:style-name="Default" office:value-type="float" office:value="0.000173" calcext:value-type="float">
            <text:p>0,000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.0038053" calcext:value-type="float">
            <text:p>0,0038053</text:p>
          </table:table-cell>
          <table:table-cell table:style-name="Default" office:value-type="float" office:value="0.000168" calcext:value-type="float">
            <text:p>0,000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.0035905" calcext:value-type="float">
            <text:p>0,0035905</text:p>
          </table:table-cell>
          <table:table-cell table:style-name="Default" office:value-type="float" office:value="0.000162" calcext:value-type="float">
            <text:p>0,000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.0035128" calcext:value-type="float">
            <text:p>0,0035128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.0034899" calcext:value-type="float">
            <text:p>0,0034899</text:p>
          </table:table-cell>
          <table:table-cell office:value-type="float" office:value="0.0000382" calcext:value-type="float">
            <text:p>3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.0034672" calcext:value-type="float">
            <text:p>0,0034672</text:p>
          </table:table-cell>
          <table:table-cell office:value-type="float" office:value="0.0000366" calcext:value-type="float">
            <text:p>3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.0034447" calcext:value-type="float">
            <text:p>0,0034447</text:p>
          </table:table-cell>
          <table:table-cell office:value-type="float" office:value="0.0000349" calcext:value-type="float">
            <text:p>3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.0034223" calcext:value-type="float">
            <text:p>0,0034223</text:p>
          </table:table-cell>
          <table:table-cell office:value-type="float" office:value="0.0000336" calcext:value-type="float">
            <text:p>3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.0034001" calcext:value-type="float">
            <text:p>0,0034001</text:p>
          </table:table-cell>
          <table:table-cell office:value-type="float" office:value="0.0000321" calcext:value-type="float">
            <text:p>3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.003378" calcext:value-type="float">
            <text:p>0,003378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.0033561" calcext:value-type="float">
            <text:p>0,0033561</text:p>
          </table:table-cell>
          <table:table-cell office:value-type="float" office:value="0.0000298" calcext:value-type="float">
            <text:p>2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.0033343" calcext:value-type="float">
            <text:p>0,0033343</text:p>
          </table:table-cell>
          <table:table-cell office:value-type="float" office:value="0.0000287" calcext:value-type="float">
            <text:p>2,8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.0033127" calcext:value-type="float">
            <text:p>0,0033127</text:p>
          </table:table-cell>
          <table:table-cell office:value-type="float" office:value="0.0000277" calcext:value-type="float">
            <text:p>2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.0032912" calcext:value-type="float">
            <text:p>0,0032912</text:p>
          </table:table-cell>
          <table:table-cell office:value-type="float" office:value="0.0000268" calcext:value-type="float">
            <text:p>2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.0032699" calcext:value-type="float">
            <text:p>0,0032699</text:p>
          </table:table-cell>
          <table:table-cell office:value-type="float" office:value="0.0000258" calcext:value-type="float">
            <text:p>2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.0032487" calcext:value-type="float">
            <text:p>0,0032487</text:p>
          </table:table-cell>
          <table:table-cell office:value-type="float" office:value="0.0000251" calcext:value-type="float">
            <text:p>2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.0032276" calcext:value-type="float">
            <text:p>0,0032276</text:p>
          </table:table-cell>
          <table:table-cell office:value-type="float" office:value="0.0000243" calcext:value-type="float">
            <text:p>2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0.0032067" calcext:value-type="float">
            <text:p>0,0032067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0.0031859" calcext:value-type="float">
            <text:p>0,0031859</text:p>
          </table:table-cell>
          <table:table-cell office:value-type="float" office:value="0.0000231" calcext:value-type="float">
            <text:p>2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0.0031653" calcext:value-type="float">
            <text:p>0,0031653</text:p>
          </table:table-cell>
          <table:table-cell office:value-type="float" office:value="0.0000224" calcext:value-type="float">
            <text:p>2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0.0031447" calcext:value-type="float">
            <text:p>0,0031447</text:p>
          </table:table-cell>
          <table:table-cell office:value-type="float" office:value="0.0000219" calcext:value-type="float">
            <text:p>2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0.0031244" calcext:value-type="float">
            <text:p>0,0031244</text:p>
          </table:table-cell>
          <table:table-cell office:value-type="float" office:value="0.0000215" calcext:value-type="float">
            <text:p>2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0.0031041" calcext:value-type="float">
            <text:p>0,0031041</text:p>
          </table:table-cell>
          <table:table-cell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00205" calcext:value-type="float">
            <text:p>2,0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0.0030442" calcext:value-type="float">
            <text:p>0,0030442</text:p>
          </table:table-cell>
          <table:table-cell office:value-type="float" office:value="0.0000198" calcext:value-type="float">
            <text:p>1,9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0.0030245" calcext:value-type="float">
            <text:p>0,0030245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0.0030049" calcext:value-type="float">
            <text:p>0,0030049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0.0029854" calcext:value-type="float">
            <text:p>0,0029854</text:p>
          </table:table-cell>
          <table:table-cell office:value-type="float" office:value="0.0000188" calcext:value-type="float">
            <text:p>1,8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0.0029661" calcext:value-type="float">
            <text:p>0,0029661</text:p>
          </table:table-cell>
          <table:table-cell office:value-type="float" office:value="0.0000186" calcext:value-type="float">
            <text:p>1,8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0.0029469" calcext:value-type="float">
            <text:p>0,0029469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0.0029278" calcext:value-type="float">
            <text:p>0,0029278</text:p>
          </table:table-cell>
          <table:table-cell office:value-type="float" office:value="0.0000182" calcext:value-type="float">
            <text:p>1,8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0.0029088" calcext:value-type="float">
            <text:p>0,0029088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00178" calcext:value-type="float">
            <text:p>1,7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0.0028713" calcext:value-type="float">
            <text:p>0,0028713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0.0028527" calcext:value-type="float">
            <text:p>0,0028527</text:p>
          </table:table-cell>
          <table:table-cell office:value-type="float" office:value="0.0000175" calcext:value-type="float">
            <text:p>1,7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0.0028343" calcext:value-type="float">
            <text:p>0,0028343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0.0028159" calcext:value-type="float">
            <text:p>0,0028159</text:p>
          </table:table-cell>
          <table:table-cell office:value-type="float" office:value="0.0000173" calcext:value-type="float">
            <text:p>1,7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0.0027977" calcext:value-type="float">
            <text:p>0,0027977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0.0027795" calcext:value-type="float">
            <text:p>0,0027795</text:p>
          </table:table-cell>
          <table:table-cell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0.0027616" calcext:value-type="float">
            <text:p>0,0027616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0.0027437" calcext:value-type="float">
            <text:p>0,0027437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0027259" calcext:value-type="float">
            <text:p>0,0027259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0027083" calcext:value-type="float">
            <text:p>0,0027083</text:p>
          </table:table-cell>
          <table:table-cell office:value-type="float" office:value="0.0000168" calcext:value-type="float">
            <text:p>1,6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0026908" calcext:value-type="float">
            <text:p>0,0026908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0026733" calcext:value-type="float">
            <text:p>0,0026733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0026388" calcext:value-type="float">
            <text:p>0,0026388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0026217" calcext:value-type="float">
            <text:p>0,0026217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0026048" calcext:value-type="float">
            <text:p>0,0026048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0025879" calcext:value-type="float">
            <text:p>0,0025879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0025712" calcext:value-type="float">
            <text:p>0,0025712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0025545" calcext:value-type="float">
            <text:p>0,0025545</text:p>
          </table:table-cell>
          <table:table-cell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0025216" calcext:value-type="float">
            <text:p>0,0025216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0025052" calcext:value-type="float">
            <text:p>0,0025052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0024729" calcext:value-type="float">
            <text:p>0,00247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0.0024569" calcext:value-type="float">
            <text:p>0,002456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0.0024252" calcext:value-type="float">
            <text:p>0,0024252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0.0024095" calcext:value-type="float">
            <text:p>0,0024095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0.0023939" calcext:value-type="float">
            <text:p>0,0023939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0.0023784" calcext:value-type="float">
            <text:p>0,002378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0.002363" calcext:value-type="float">
            <text:p>0,002363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0.0023477" calcext:value-type="float">
            <text:p>0,0023477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0.0023325" calcext:value-type="float">
            <text:p>0,0023325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0.0023174" calcext:value-type="float">
            <text:p>0,002317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0.0023024" calcext:value-type="float">
            <text:p>0,0023024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0.0022875" calcext:value-type="float">
            <text:p>0,0022875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0.0022727" calcext:value-type="float">
            <text:p>0,0022727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0.0022434" calcext:value-type="float">
            <text:p>0,002243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0.0022289" calcext:value-type="float">
            <text:p>0,0022289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0.0022145" calcext:value-type="float">
            <text:p>0,002214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0.0022001" calcext:value-type="float">
            <text:p>0,0022001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0.0021859" calcext:value-type="float">
            <text:p>0,0021859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0.0021717" calcext:value-type="float">
            <text:p>0,002171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0.0021577" calcext:value-type="float">
            <text:p>0,0021577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0.0021437" calcext:value-type="float">
            <text:p>0,0021437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0.0021298" calcext:value-type="float">
            <text:p>0,0021298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0.0021023" calcext:value-type="float">
            <text:p>0,0021023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0.0020887" calcext:value-type="float">
            <text:p>0,0020887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0.0020752" calcext:value-type="float">
            <text:p>0,0020752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0.0020618" calcext:value-type="float">
            <text:p>0,002061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0.0020484" calcext:value-type="float">
            <text:p>0,0020484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0.0020352" calcext:value-type="float">
            <text:p>0,002035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0.0020089" calcext:value-type="float">
            <text:p>0,0020089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0.0019959" calcext:value-type="float">
            <text:p>0,0019959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0.0019701" calcext:value-type="float">
            <text:p>0,0019701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0.0019574" calcext:value-type="float">
            <text:p>0,001957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0.0019447" calcext:value-type="float">
            <text:p>0,0019447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0.0019321" calcext:value-type="float">
            <text:p>0,0019321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0.0019196" calcext:value-type="float">
            <text:p>0,001919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0.0019072" calcext:value-type="float">
            <text:p>0,0019072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0.0018948" calcext:value-type="float">
            <text:p>0,001894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0.0018826" calcext:value-type="float">
            <text:p>0,0018826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0.0018704" calcext:value-type="float">
            <text:p>0,0018704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0.0018583" calcext:value-type="float">
            <text:p>0,001858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0.0018462" calcext:value-type="float">
            <text:p>0,0018462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0.0018343" calcext:value-type="float">
            <text:p>0,0018343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0.0018224" calcext:value-type="float">
            <text:p>0,0018224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0.0018106" calcext:value-type="float">
            <text:p>0,0018106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0.0017989" calcext:value-type="float">
            <text:p>0,00179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0.0017873" calcext:value-type="float">
            <text:p>0,0017873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0.0017757" calcext:value-type="float">
            <text:p>0,0017757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0.0017642" calcext:value-type="float">
            <text:p>0,0017642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0.0017528" calcext:value-type="float">
            <text:p>0,001752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0.0017414" calcext:value-type="float">
            <text:p>0,0017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0.0017302" calcext:value-type="float">
            <text:p>0,0017302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0.001719" calcext:value-type="float">
            <text:p>0,001719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0.0017078" calcext:value-type="float">
            <text:p>0,001707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0.0016967" calcext:value-type="float">
            <text:p>0,0016967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0.0016858" calcext:value-type="float">
            <text:p>0,0016858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0.0016749" calcext:value-type="float">
            <text:p>0,0016749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0.0016533" calcext:value-type="float">
            <text:p>0,001653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0.0016426" calcext:value-type="float">
            <text:p>0,0016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0.0016319" calcext:value-type="float">
            <text:p>0,0016319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0.0016214" calcext:value-type="float">
            <text:p>0,0016214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0.0016108" calcext:value-type="float">
            <text:p>0,001610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0.0016004" calcext:value-type="float">
            <text:p>0,0016004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0.0015901" calcext:value-type="float">
            <text:p>0,001590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0.0015797" calcext:value-type="float">
            <text:p>0,0015797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0.0015695" calcext:value-type="float">
            <text:p>0,0015695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0.0015593" calcext:value-type="float">
            <text:p>0,0015593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0.0015493" calcext:value-type="float">
            <text:p>0,001549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0.0015392" calcext:value-type="float">
            <text:p>0,001539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00239" calcext:value-type="float">
            <text:p>0,00239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0.00451" calcext:value-type="float">
            <text:p>0,00451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0.00883" calcext:value-type="float">
            <text:p>0,00883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0.0161" calcext:value-type="float">
            <text:p>0,0161</text:p>
          </table:table-cell>
          <table:table-cell table:style-name="Default" office:value-type="float" office:value="0.0171" calcext:value-type="float">
            <text:p>0,0171</text:p>
          </table:table-cell>
          <table:table-cell/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0.0267" calcext:value-type="float">
            <text:p>0,0267</text:p>
          </table:table-cell>
          <table:table-cell table:style-name="Default" office:value-type="float" office:value="0.0217" calcext:value-type="float">
            <text:p>0,0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0.0411" calcext:value-type="float">
            <text:p>0,0411</text:p>
          </table:table-cell>
          <table:table-cell table:style-name="Default" office:value-type="float" office:value="0.0277" calcext:value-type="float">
            <text:p>0,0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0.0547" calcext:value-type="float">
            <text:p>0,0547</text:p>
          </table:table-cell>
          <table:table-cell table:style-name="Default" office:value-type="float" office:value="0.0314" calcext:value-type="float">
            <text:p>0,0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0.05897" calcext:value-type="float">
            <text:p>0,05897</text:p>
          </table:table-cell>
          <table:table-cell table:style-name="Default" office:value-type="float" office:value="0.0311" calcext:value-type="float">
            <text:p>0,031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22:06:38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30T22:07:33.674000000</dc:date>
    <meta:editing-duration>PT1M14S</meta:editing-duration>
    <meta:editing-cycles>2</meta:editing-cycles>
    <meta:document-statistic meta:table-count="1" meta:cell-count="6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Sheet1.A1:Sheet1.B151" svg:x="0.32cm" svg:y="0.18cm" svg:width="12.614cm" svg:height="8.64cm">
          <chart:coordinate-region svg:x="1.232cm" svg:y="0.379cm" svg:width="11.3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51" chart:class="chart:scatter">
            <chart:domain table:cell-range-address="Sheet1.A1:Sheet1.A151"/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51</svg:desc>
                </draw:g>
              </table:table-cell>
              <table:table-cell office:value-type="float" office:value="0.031441">
                <text:p>0.031441</text:p>
                <draw:g>
                  <svg:desc>Sheet1.B1:Sheet1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833">
                <text:p>0.01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332">
                <text:p>0.0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0596">
                <text:p>0.010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88621">
                <text:p>0.008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76501">
                <text:p>0.0076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67501">
                <text:p>0.0067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60511">
                <text:p>0.0060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54943">
                <text:p>0.0054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50371">
                <text:p>0.0050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46546">
                <text:p>0.0046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43294">
                <text:p>0.0043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40492">
                <text:p>0.0040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38053">
                <text:p>0.0038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35905">
                <text:p>0.0035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35128">
                <text:p>0.0035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34899">
                <text:p>0.0034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34672">
                <text:p>0.0034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34447">
                <text:p>0.0034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34223">
                <text:p>0.00342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34001">
                <text:p>0.0034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3378">
                <text:p>0.003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33561">
                <text:p>0.0033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33343">
                <text:p>0.0033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33127">
                <text:p>0.0033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32912">
                <text:p>0.0032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32699">
                <text:p>0.0032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32487">
                <text:p>0.0032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32276">
                <text:p>0.0032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32067">
                <text:p>0.0032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31859">
                <text:p>0.0031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31653">
                <text:p>0.00316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31447">
                <text:p>0.00314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31244">
                <text:p>0.0031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31041">
                <text:p>0.0031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3084">
                <text:p>0.003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3064">
                <text:p>0.003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30442">
                <text:p>0.0030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30245">
                <text:p>0.0030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30049">
                <text:p>0.0030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29854">
                <text:p>0.0029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29661">
                <text:p>0.00296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29469">
                <text:p>0.0029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29278">
                <text:p>0.0029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29088">
                <text:p>0.0029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28713">
                <text:p>0.0028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28527">
                <text:p>0.00285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28343">
                <text:p>0.0028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28159">
                <text:p>0.0028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0027977">
                <text:p>0.0027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0027795">
                <text:p>0.00277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027616">
                <text:p>0.0027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0027437">
                <text:p>0.0027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0027259">
                <text:p>0.00272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0027083">
                <text:p>0.0027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0026908">
                <text:p>0.0026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0026733">
                <text:p>0.0026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002656">
                <text:p>0.002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026388">
                <text:p>0.0026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0026217">
                <text:p>0.0026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0026048">
                <text:p>0.0026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0025879">
                <text:p>0.00258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025712">
                <text:p>0.0025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0025545">
                <text:p>0.0025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002538">
                <text:p>0.002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0025216">
                <text:p>0.00252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0025052">
                <text:p>0.0025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002489">
                <text:p>0.002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024729">
                <text:p>0.00247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0024569">
                <text:p>0.0024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0024252">
                <text:p>0.0024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0024095">
                <text:p>0.00240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0023939">
                <text:p>0.0023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0023784">
                <text:p>0.0023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2363">
                <text:p>0.002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0023477">
                <text:p>0.0023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0023325">
                <text:p>0.00233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0023174">
                <text:p>0.0023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0023024">
                <text:p>0.0023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0022875">
                <text:p>0.0022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0022727">
                <text:p>0.0022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002258">
                <text:p>0.0022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0022434">
                <text:p>0.0022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0022289">
                <text:p>0.00222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0022145">
                <text:p>0.0022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0022001">
                <text:p>0.0022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0021859">
                <text:p>0.0021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0021717">
                <text:p>0.0021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0021577">
                <text:p>0.00215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0021437">
                <text:p>0.00214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0021298">
                <text:p>0.0021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002116">
                <text:p>0.002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0021023">
                <text:p>0.00210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0020887">
                <text:p>0.0020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0020752">
                <text:p>0.0020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0020618">
                <text:p>0.00206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0020484">
                <text:p>0.0020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0020352">
                <text:p>0.0020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002022">
                <text:p>0.0020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0020089">
                <text:p>0.0020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0019959">
                <text:p>0.0019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001983">
                <text:p>0.001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0019701">
                <text:p>0.0019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0019574">
                <text:p>0.0019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0019447">
                <text:p>0.0019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0019321">
                <text:p>0.00193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0019196">
                <text:p>0.0019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0019072">
                <text:p>0.00190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0018948">
                <text:p>0.00189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0018826">
                <text:p>0.0018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0018704">
                <text:p>0.00187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0018583">
                <text:p>0.00185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0018462">
                <text:p>0.0018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0018343">
                <text:p>0.00183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0018224">
                <text:p>0.0018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0018106">
                <text:p>0.0018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0017989">
                <text:p>0.0017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0017873">
                <text:p>0.00178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0017757">
                <text:p>0.00177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0017642">
                <text:p>0.0017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0017528">
                <text:p>0.0017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0017414">
                <text:p>0.00174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0017302">
                <text:p>0.00173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0017078">
                <text:p>0.00170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0016967">
                <text:p>0.00169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0016858">
                <text:p>0.00168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0016749">
                <text:p>0.00167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001664">
                <text:p>0.001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0016533">
                <text:p>0.00165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0016426">
                <text:p>0.00164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0016319">
                <text:p>0.00163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0016214">
                <text:p>0.00162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0016108">
                <text:p>0.0016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0016004">
                <text:p>0.0016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0015901">
                <text:p>0.00159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0015797">
                <text:p>0.00157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0015695">
                <text:p>0.0015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0015593">
                <text:p>0.0015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0015493">
                <text:p>0.00154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0015392">
                <text:p>0.00153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00239">
                <text:p>0.002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00451">
                <text:p>0.004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00883">
                <text:p>0.008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05897">
                <text:p>0.05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